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708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5.12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1">
      <style:paragraph-properties fo:margin-top="0in" fo:margin-bottom="0in"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Text_20_body" style:list-style-name="L1">
      <style:paragraph-properties fo:padding="0in" fo:border="none"/>
    </style:style>
    <style:style style:name="P6" style:family="paragraph" style:parent-style-name="Text_20_body" style:list-style-name="L2">
      <style:paragraph-properties fo:padding="0in" fo:border="none"/>
    </style:style>
    <style:style style:name="P7" style:family="paragraph" style:parent-style-name="Table_20_Heading">
      <style:paragraph-properties fo:padding="0.0193in" fo:border="0.0138in solid #30363d"/>
    </style:style>
    <style:style style:name="P8" style:family="paragraph" style:parent-style-name="Table_20_Heading">
      <style:paragraph-properties fo:padding="0in" fo:border="none"/>
    </style:style>
    <style:style style:name="P9" style:family="paragraph" style:parent-style-name="Table_20_Contents">
      <style:paragraph-properties fo:padding="0.0193in" fo:border="0.0138in solid #30363d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Nautilus DevOps team has been tasked with setting up an EC2 instance for their application. To ensure the application performs optimally, they also need to create a CloudWatch alarm to monitor the instance's CPU utilization. The alarm should trigger if the CPU utilization exceeds 90% for one consecutive 5-minute period. To send notifications, use the SNS topic named <text:span text:style-name="Source_20_Text">nautilus-sns-topic</text:span> which is already created.</text:p>
      <text:list xml:id="list806082775401719568" text:style-name="L1">
        <text:list-item>
          <text:p text:style-name="P5"><text:span text:style-name="T1">Launch EC2 Instance:</text:span> Create an EC2 instance named <text:span text:style-name="Source_20_Text">nautilus-ec2</text:span> using any appropriate Ubuntu AMI.</text:p>
        </text:list-item>
        <text:list-item>
          <text:p text:style-name="P5"><text:span text:style-name="T1">Create CloudWatch Alarm:</text:span> Create a CloudWatch alarm named <text:span text:style-name="Source_20_Text">nautilus-alarm</text:span> with the following specifications:</text:p>
          <text:list>
            <text:list-item>
              <text:p text:style-name="P3">Statistic: Average</text:p>
            </text:list-item>
            <text:list-item>
              <text:p text:style-name="P3">Metric: CPU Utilization</text:p>
            </text:list-item>
            <text:list-item>
              <text:p text:style-name="P3">Threshold: &gt;= 90% for 1 consecutive 5-minute period.</text:p>
            </text:list-item>
            <text:list-item>
              <text:p text:style-name="P5">Alarm Actions: Send a notification to <text:span text:style-name="Source_20_Text">nautilus-sns-topic</text:span>.</text:p>
            </text:list-item>
          </text:list>
        </text:list-item>
      </text:list>
      <text:p text:style-name="Text_20_body"/>
      <text:p text:style-name="P4">Use below given <text:span text:style-name="T1">AWS Credentials:</text:span> (You can run the <text:span text:style-name="Source_20_Text">showcreds</text:span> command on <text:span text:style-name="Source_20_Text">aws-client</text:span> host to retrieve these credentials)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<text:bookmark text:name="console_url"/>Console URL<text:bookmark text:name="https://482856388587.signin.aws.amazon.com/console?region=us-east-1"/></text:p>
            </table:table-cell>
            <table:table-cell table:style-name="Table1.A1" office:value-type="string">
              <text:p text:style-name="P8"><text:a xlink:type="simple" xlink:href="https://482856388587.signin.aws.amazon.com/console?region=us-east-1" office:target-frame-name="_blank" xlink:show="new" text:style-name="Internet_20_link" text:visited-style-name="Visited_20_Internet_20_Link">https://482856388587.signin.aws.amazon.com/console?region=us-east-1</text:a></text:p>
            </table:table-cell>
          </table:table-row>
        </table:table-header-rows>
        <table:table-row>
          <table:table-cell table:style-name="Table1.A1" office:value-type="string">
            <text:p text:style-name="P9">Username</text:p>
          </table:table-cell>
          <table:table-cell table:style-name="Table1.A1" office:value-type="string">
            <text:p text:style-name="P9">kk_labs_user_973849</text:p>
          </table:table-cell>
        </table:table-row>
        <table:table-row>
          <table:table-cell table:style-name="Table1.A1" office:value-type="string">
            <text:p text:style-name="P9">Password</text:p>
          </table:table-cell>
          <table:table-cell table:style-name="Table1.A1" office:value-type="string">
            <text:p text:style-name="P9">Iof3VyswusiX</text:p>
          </table:table-cell>
        </table:table-row>
        <table:table-row>
          <table:table-cell table:style-name="Table1.A1" office:value-type="string">
            <text:p text:style-name="P9">Start Time</text:p>
          </table:table-cell>
          <table:table-cell table:style-name="Table1.A1" office:value-type="string">
            <text:p text:style-name="P9">Thu Dec 25 16:02:54 UTC 2025</text:p>
          </table:table-cell>
        </table:table-row>
        <table:table-row>
          <table:table-cell table:style-name="Table1.A1" office:value-type="string">
            <text:p text:style-name="P9">End Time</text:p>
          </table:table-cell>
          <table:table-cell table:style-name="Table1.A1" office:value-type="string">
            <text:p text:style-name="P9">Thu Dec 25 17:02:54 UTC 2025</text:p>
          </table:table-cell>
        </table:table-row>
      </table:table>
      <text:p text:style-name="P4"><text:line-break/><text:span text:style-name="Source_20_Text">Notes:</text:span></text:p>
      <text:list xml:id="list725541849881575592" text:style-name="L2">
        <text:list-item>
          <text:p text:style-name="P6">Create the resources only in <text:span text:style-name="Source_20_Text">us-east-1</text:span> region.</text:p>
        </text:list-item>
        <text:list-item>
          <text:p text:style-name="P6">To <text:span text:style-name="Source_20_Text">display</text:span> or <text:span text:style-name="Source_20_Text">hide</text:span> the terminal of the AWS client machine, you can use the expand toggle button as shown below:</text:p>
        </text:list-item>
      </text:list>
      <text:p text:style-name="Standard">Solutions:-</text:p>
      <text:p text:style-name="Standard"/>
      <text:h text:style-name="Heading_20_2" text:outline-level="2">Step 1: Launch EC2 Instance (Ubuntu)</text:h>
      <text:list xml:id="list3888063001578274994" text:style-name="L3">
        <text:list-item>
          <text:p text:style-name="P1"><text:span text:style-name="Strong_20_Emphasis">Log in</text:span> to the AWS Console using the provided credentials and region: AWS Console (us-east-1) Username: <text:span text:style-name="Source_20_Text">kk_labs_user_973849</text:span> Password: <text:span text:style-name="Source_20_Text">Iof3VyswusiX</text:span></text:p>
        </text:list-item>
        <text:list-item>
          <text:p text:style-name="P1">Navigate to <text:span text:style-name="Strong_20_Emphasis">EC2 → Instances → Launch Instance</text:span>.</text:p>
        </text:list-item>
        <text:list-item>
          <text:p text:style-name="P1">Configure:</text:p>
          <text:list>
            <text:list-item>
              <text:p text:style-name="P1"><text:span text:style-name="Strong_20_Emphasis">Name</text:span>: <text:span text:style-name="Source_20_Text">nautilus-ec2</text:span></text:p>
            </text:list-item>
            <text:list-item>
              <text:p text:style-name="P1"><text:span text:style-name="Strong_20_Emphasis">AMI</text:span>: Choose an Ubuntu Server AMI (e.g., <text:span text:style-name="Emphasis">Ubuntu Server 22.04 LTS</text:span>).</text:p>
            </text:list-item>
            <text:list-item>
              <text:p text:style-name="P1"><text:span text:style-name="Strong_20_Emphasis">Instance type</text:span>: <text:span text:style-name="Source_20_Text">t2.micro</text:span> (or appropriate size for your workload).</text:p>
            </text:list-item>
            <text:list-item>
              <text:p text:style-name="P1"><text:span text:style-name="Strong_20_Emphasis">Key pair</text:span>: Select or create one for SSH access.</text:p>
            </text:list-item>
            <text:list-item>
              <text:p text:style-name="P1"><text:span text:style-name="Strong_20_Emphasis">Network settings</text:span>: Default VPC, allow SSH (port 22) and HTTP (port 80) if needed.</text:p>
            </text:list-item>
            <text:list-item>
              <text:p text:style-name="P1"><text:soft-page-break/><text:span text:style-name="Strong_20_Emphasis">Storage</text:span>: Leave default unless app requires more.</text:p>
            </text:list-item>
          </text:list>
        </text:list-item>
        <text:list-item>
          <text:p text:style-name="P1">Click <text:span text:style-name="Strong_20_Emphasis">Launch Instance</text:span> and verify it appears in the EC2 dashboard.</text:p>
        </text:list-item>
      </text:list>
      <text:h text:style-name="Heading_20_2" text:outline-level="2">? Step 2: Create CloudWatch Alarm</text:h>
      <text:list xml:id="list7858318868362420368" text:style-name="L4">
        <text:list-item>
          <text:p text:style-name="P2">Go to <text:span text:style-name="Strong_20_Emphasis">CloudWatch → Alarms → Create Alarm</text:span>.</text:p>
        </text:list-item>
        <text:list-item>
          <text:p text:style-name="P2">Configure:</text:p>
          <text:list>
            <text:list-item>
              <text:p text:style-name="P2"><text:span text:style-name="Strong_20_Emphasis">Metric</text:span>:</text:p>
              <text:list>
                <text:list-item>
                  <text:p text:style-name="P2">Namespace: <text:span text:style-name="Source_20_Text">AWS/EC2</text:span></text:p>
                </text:list-item>
                <text:list-item>
                  <text:p text:style-name="P2">Metric name: <text:span text:style-name="Source_20_Text">CPUUtilization</text:span></text:p>
                </text:list-item>
                <text:list-item>
                  <text:p text:style-name="P2">Dimension: Select <text:span text:style-name="Source_20_Text">nautilus-ec2</text:span> instance ID.</text:p>
                </text:list-item>
              </text:list>
            </text:list-item>
            <text:list-item>
              <text:p text:style-name="P2"><text:span text:style-name="Strong_20_Emphasis">Statistic</text:span>: <text:span text:style-name="Source_20_Text">Average</text:span></text:p>
            </text:list-item>
            <text:list-item>
              <text:p text:style-name="P2"><text:span text:style-name="Strong_20_Emphasis">Period</text:span>: <text:span text:style-name="Source_20_Text">5 minutes</text:span></text:p>
            </text:list-item>
            <text:list-item>
              <text:p text:style-name="P2"><text:span text:style-name="Strong_20_Emphasis">Threshold type</text:span>: Static</text:p>
            </text:list-item>
            <text:list-item>
              <text:p text:style-name="P2"><text:span text:style-name="Strong_20_Emphasis">Condition</text:span>: <text:span text:style-name="Source_20_Text">&gt;= 90</text:span></text:p>
            </text:list-item>
          </text:list>
        </text:list-item>
        <text:list-item>
          <text:p text:style-name="P2"><text:span text:style-name="Strong_20_Emphasis">Alarm name</text:span>: <text:span text:style-name="Source_20_Text">nautilus-alarm</text:span></text:p>
        </text:list-item>
        <text:list-item>
          <text:p text:style-name="P2"><text:span text:style-name="Strong_20_Emphasis">Actions</text:span>:</text:p>
          <text:list>
            <text:list-item>
              <text:p text:style-name="P2">Select <text:span text:style-name="Strong_20_Emphasis">Send notification to an existing SNS topic</text:span>.</text:p>
            </text:list-item>
            <text:list-item>
              <text:p text:style-name="P2">Choose <text:span text:style-name="Source_20_Text">nautilus-sns-topic</text:span>.</text:p>
            </text:list-item>
          </text:list>
        </text:list-item>
        <text:list-item>
          <text:p text:style-name="P2">Review and <text:span text:style-name="Strong_20_Emphasis">Create Alarm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47S</meta:editing-duration>
    <meta:editing-cycles>4</meta:editing-cycles>
    <meta:generator>OpenOffice/4.1.16$Win32 OpenOffice.org_project/4116m3$Build-9816</meta:generator>
    <dc:date>2025-12-25T21:55:10.45</dc:date>
    <meta:document-statistic meta:table-count="1" meta:image-count="0" meta:object-count="0" meta:page-count="2" meta:paragraph-count="49" meta:word-count="367" meta:character-count="2313"/>
    <meta:user-defined meta:name="Info 1"/>
    <meta:user-defined meta:name="Info 2"/>
    <meta:user-defined meta:name="Info 3"/>
    <meta:user-defined meta:name="Info 4"/>
  </office:meta>
</office:document-meta>
</file>